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851111111111111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6.7" calcext:value-type="float">
            <text:p>6,7</text:p>
          </table:table-cell>
          <table:table-cell table:formula="of:=IF([.C2]=0;0;[.$B$46]*[.B2]+[.E2]*[.$B$47]+[.F2]*[.$B$48]+[.C2]*[.$B$46]*[.B2])" office:value-type="float" office:value="1.67691659" calcext:value-type="float">
            <text:p>1,7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1541605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291655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728089887640449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24.2" calcext:value-type="float">
            <text:p>24,2</text:p>
          </table:table-cell>
          <table:table-cell table:formula="of:=IF([.C8]=0;0;[.$B$46]*[.B8]+[.E8]*[.$B$47]+[.F8]*[.$B$48]+[.C8]*[.$B$46]*[.B8])" office:value-type="float" office:value="6.05374985" calcext:value-type="float">
            <text:p>6,1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1624935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1374945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158327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796323529411765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27.7" calcext:value-type="float">
            <text:p>27,7</text:p>
          </table:table-cell>
          <table:table-cell table:formula="of:=IF([.C21]=0;0;[.$B$46]*[.B21]+[.E21]*[.$B$47]+[.F21]*[.$B$48]+[.C21]*[.$B$46]*[.B21])" office:value-type="float" office:value="6.930708105" calcext:value-type="float">
            <text:p>6,9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108329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3303964757709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37.9" calcext:value-type="float">
            <text:p>37,9</text:p>
          </table:table-cell>
          <table:table-cell table:formula="of:=IF([.C24]=0;0;[.$B$46]*[.B24]+[.E24]*[.$B$47]+[.F24]*[.$B$48]+[.C24]*[.$B$46]*[.B24])" office:value-type="float" office:value="9.48449962" calcext:value-type="float">
            <text:p>9,5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55603448275862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33.5" calcext:value-type="float">
            <text:p>33,5</text:p>
          </table:table-cell>
          <table:table-cell table:formula="of:=IF([.C25]=0;0;[.$B$46]*[.B25]+[.E25]*[.$B$47]+[.F25]*[.$B$48]+[.C25]*[.$B$46]*[.B25])" office:value-type="float" office:value="8.384707945" calcext:value-type="float">
            <text:p>8,4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768627450980392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11.8" calcext:value-type="float">
            <text:p>11,8</text:p>
          </table:table-cell>
          <table:table-cell table:formula="of:=IF([.C26]=0;0;[.$B$46]*[.B26]+[.E26]*[.$B$47]+[.F26]*[.$B$48]+[.C26]*[.$B$46]*[.B26])" office:value-type="float" office:value="2.95216658" calcext:value-type="float">
            <text:p>3,0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78125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56" calcext:value-type="float">
            <text:p>56</text:p>
          </table:table-cell>
          <table:table-cell table:formula="of:=IF([.C29]=0;0;[.$B$46]*[.B29]+[.E29]*[.$B$47]+[.F29]*[.$B$48]+[.C29]*[.$B$46]*[.B29])" office:value-type="float" office:value="14.010707905" calcext:value-type="float">
            <text:p>14,0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46621621621622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22.7" calcext:value-type="float">
            <text:p>22,7</text:p>
          </table:table-cell>
          <table:table-cell table:formula="of:=IF([.C30]=0;0;[.$B$46]*[.B30]+[.E30]*[.$B$47]+[.F30]*[.$B$48]+[.C30]*[.$B$46]*[.B30])" office:value-type="float" office:value="5.681208085" calcext:value-type="float">
            <text:p>5,7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16083916083916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40.6" calcext:value-type="float">
            <text:p>40,6</text:p>
          </table:table-cell>
          <table:table-cell table:formula="of:=IF([.C31]=0;0;[.$B$46]*[.B31]+[.E31]*[.$B$47]+[.F31]*[.$B$48]+[.C31]*[.$B$46]*[.B31])" office:value-type="float" office:value="10.15599976" calcext:value-type="float">
            <text:p>10,2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781632653061224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10.7" calcext:value-type="float">
            <text:p>10,7</text:p>
          </table:table-cell>
          <table:table-cell table:formula="of:=IF([.C32]=0;0;[.$B$46]*[.B32]+[.E32]*[.$B$47]+[.F32]*[.$B$48]+[.C32]*[.$B$46]*[.B32])" office:value-type="float" office:value="2.67708325" calcext:value-type="float">
            <text:p>2,7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074997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586956521739131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19" calcext:value-type="float">
            <text:p>19</text:p>
          </table:table-cell>
          <table:table-cell table:formula="of:=IF([.C35]=0;0;[.$B$46]*[.B35]+[.E35]*[.$B$47]+[.F35]*[.$B$48]+[.C35]*[.$B$46]*[.B35])" office:value-type="float" office:value="4.751958255" calcext:value-type="float">
            <text:p>4,8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0708305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797619047619048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25.5" calcext:value-type="float">
            <text:p>25,5</text:p>
          </table:table-cell>
          <table:table-cell table:formula="of:=IF([.C37]=0;0;[.$B$46]*[.B37]+[.E37]*[.$B$47]+[.F37]*[.$B$48]+[.C37]*[.$B$46]*[.B37])" office:value-type="float" office:value="6.380291455" calcext:value-type="float">
            <text:p>6,4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066664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33332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840594059405941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16.1" calcext:value-type="float">
            <text:p>16,1</text:p>
          </table:table-cell>
          <table:table-cell table:formula="of:=IF([.C40]=0;0;[.$B$46]*[.B40]+[.E40]*[.$B$47]+[.F40]*[.$B$48]+[.C40]*[.$B$46]*[.B40])" office:value-type="float" office:value="4.02924983" calcext:value-type="float">
            <text:p>4,0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64" calcext:value-type="float">
            <text:p>164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83006789524733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350.4" calcext:value-type="float">
            <text:p>350,4</text:p>
          </table:table-cell>
          <table:table-cell table:formula="of:=SUM([.G2:.G40])" office:value-type="float" office:value="87.684863272" calcext:value-type="float">
            <text:p>87,7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204.4" calcext:value-type="float">
            <text:p>204,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26" calcext:value-type="float">
            <text:p>2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6:51.5647436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15.596509393</dc:date>
    <meta:editing-duration>PT2H46M42S</meta:editing-duration>
    <meta:editing-cycles>17</meta:editing-cycles>
    <meta:document-statistic meta:table-count="2" meta:cell-count="659" meta:object-count="0"/>
  </office:meta>
</office:document-meta>
</file>